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RP</text:p>
          </table:table-cell>
          <table:table-cell office:value-type="string" calcext:value-type="string">
            <text:p>Fidelity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969459" calcext:value-type="float">
            <text:p>0.096945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60161" calcext:value-type="float">
            <text:p>0.016016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88452" calcext:value-type="float">
            <text:p>0.78845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152027" calcext:value-type="float">
            <text:p>0.001520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06373" calcext:value-type="float">
            <text:p>0.030637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0000296626" calcext:value-type="float">
            <text:p>2.97E-0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974284" calcext:value-type="float">
            <text:p>0.00097428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562644" calcext:value-type="float">
            <text:p>0.056264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128586" calcext:value-type="float">
            <text:p>0.012858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79253" calcext:value-type="float">
            <text:p>0.0679253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16708" calcext:value-type="float">
            <text:p>0.1670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66604" calcext:value-type="float">
            <text:p>0.026660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000271687" calcext:value-type="float">
            <text:p>2.72E-0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486806" calcext:value-type="float">
            <text:p>0.0486806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9813" calcext:value-type="float">
            <text:p>0.039813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7782" calcext:value-type="float">
            <text:p>0.087778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37826" calcext:value-type="float">
            <text:p>0.083782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938524" calcext:value-type="float">
            <text:p>0.0093852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436544" calcext:value-type="float">
            <text:p>0.043654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272194" calcext:value-type="float">
            <text:p>0.0027219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204382" calcext:value-type="float">
            <text:p>0.020438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11153" calcext:value-type="float">
            <text:p>0.011115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232514" calcext:value-type="float">
            <text:p>0.023251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42783" calcext:value-type="float">
            <text:p>0.0442783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29184" calcext:value-type="float">
            <text:p>0.012918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137453" calcext:value-type="float">
            <text:p>1.37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399456" calcext:value-type="float">
            <text:p>0.00399456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16495" calcext:value-type="float">
            <text:p>0.01649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787119" calcext:value-type="float">
            <text:p>0.0787119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677714" calcext:value-type="float">
            <text:p>0.0067771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98182" calcext:value-type="float">
            <text:p>0.049818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136743" calcext:value-type="float">
            <text:p>0.00013674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73672" calcext:value-type="float">
            <text:p>0.173672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249063" calcext:value-type="float">
            <text:p>0.00024906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351896" calcext:value-type="float">
            <text:p>0.0035189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466346" calcext:value-type="float">
            <text:p>0.0004663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float" office:value="0.00000216499" calcext:value-type="float">
            <text:p>2.16E-0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4687" calcext:value-type="float">
            <text:p>0.00084687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1" office:value-type="float" office:value="0.0000865412" calcext:value-type="float">
            <text:p>8.65E-05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908666" calcext:value-type="float">
            <text:p>0.0908666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642601" calcext:value-type="float">
            <text:p>0.064260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354661" calcext:value-type="float">
            <text:p>0.0354661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258866" calcext:value-type="float">
            <text:p>0.258866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535179" calcext:value-type="float">
            <text:p>0.053517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451804" calcext:value-type="float">
            <text:p>0.045180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448632" calcext:value-type="float">
            <text:p>0.044863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717975" calcext:value-type="float">
            <text:p>0.00717975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219162" calcext:value-type="float">
            <text:p>0.0021916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694408" calcext:value-type="float">
            <text:p>0.069440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275003" calcext:value-type="float">
            <text:p>0.027500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515591" calcext:value-type="float">
            <text:p>0.00515591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05643" calcext:value-type="float">
            <text:p>0.020564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652693" calcext:value-type="float">
            <text:p>0.0652693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1" office:value-type="float" office:value="0.0000128406" calcext:value-type="float">
            <text:p>1.28E-05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871845" calcext:value-type="float">
            <text:p>0.087184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167266" calcext:value-type="float">
            <text:p>0.0016726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818757" calcext:value-type="float">
            <text:p>0.00818757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75873" calcext:value-type="float">
            <text:p>0.00175873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672891" calcext:value-type="float">
            <text:p>0.0672891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401589" calcext:value-type="float">
            <text:p>0.00040158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09697" calcext:value-type="float">
            <text:p>0.070969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1" office:value-type="float" office:value="0.00000000756875" calcext:value-type="float">
            <text:p>7.57E-0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20719" calcext:value-type="float">
            <text:p>0.052071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08027" calcext:value-type="float">
            <text:p>0.010802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79649" calcext:value-type="float">
            <text:p>0.087964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404542" calcext:value-type="float">
            <text:p>0.040454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285807" calcext:value-type="float">
            <text:p>0.028580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713903" calcext:value-type="float">
            <text:p>0.0713903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44059" calcext:value-type="float">
            <text:p>0.014405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367097" calcext:value-type="float">
            <text:p>0.0367097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647374" calcext:value-type="float">
            <text:p>0.0006473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00723" calcext:value-type="float">
            <text:p>0.010072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468202" calcext:value-type="float">
            <text:p>0.0004682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5998" calcext:value-type="float">
            <text:p>0.1599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532366" calcext:value-type="float">
            <text:p>0.0053236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268481" calcext:value-type="float">
            <text:p>0.026848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234262" calcext:value-type="float">
            <text:p>0.0023426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160419" calcext:value-type="float">
            <text:p>0.0160419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1" office:value-type="float" office:value="0.000025421" calcext:value-type="float">
            <text:p>2.54E-05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992246" calcext:value-type="float">
            <text:p>0.0099224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32144" calcext:value-type="float">
            <text:p>0.013214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333667" calcext:value-type="float">
            <text:p>0.0333667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573484" calcext:value-type="float">
            <text:p>0.0057348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99998" calcext:value-type="float">
            <text:p>0.0699998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248155" calcext:value-type="float">
            <text:p>0.0248155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300438" calcext:value-type="float">
            <text:p>3.00E-0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148213" calcext:value-type="float">
            <text:p>0.014821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165203" calcext:value-type="float">
            <text:p>0.00165203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198941" calcext:value-type="float">
            <text:p>0.0198941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187343" calcext:value-type="float">
            <text:p>0.0001873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1" office:value-type="float" office:value="0.00000212507" calcext:value-type="float">
            <text:p>2.13E-0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1" office:value-type="float" office:value="0.0000814839" calcext:value-type="float">
            <text:p>8.15E-0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28567" calcext:value-type="float">
            <text:p>0.000285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789196" calcext:value-type="float">
            <text:p>0.0789196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727599" calcext:value-type="float">
            <text:p>0.00072759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387327" calcext:value-type="float">
            <text:p>0.00387327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936886" calcext:value-type="float">
            <text:p>0.0936886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108851" calcext:value-type="float">
            <text:p>0.010885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87984" calcext:value-type="float">
            <text:p>0.018798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1" office:value-type="float" office:value="0.00000142118" calcext:value-type="float">
            <text:p>1.42E-06</text:p>
          </table:table-cell>
        </table:table-row>
        <table:table-row table:style-name="ro1">
          <table:table-cell office:value-type="string" calcext:value-type="string">
            <text:p>Avg. fidelity</text:p>
          </table:table-cell>
          <table:table-cell table:formula="of:=AVERAGE([.B2:.B101])" office:value-type="float" office:value="0.0402077203774371" calcext:value-type="float">
            <text:p>0.0402077203774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6:27:49.691413996</meta:creation-date>
    <dc:date>2023-02-13T07:34:38.153918298</dc:date>
    <meta:editing-duration>PT27M36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